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9.3pt"/>
    </style:style>
    <style:style style:name="co13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SpringBrook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booked</text:p>
          </table:table-cell>
          <table:table-cell office:value-type="string" calcext:value-type="string">
            <text:p>occupancy</text:p>
          </table:table-cell>
          <table:table-cell office:value-type="string" calcext:value-type="string">
            <text:p>totCost</text:p>
          </table:table-cell>
          <table:table-cell office:value-type="string" calcext:value-type="string">
            <text:p>sleeps</text:p>
          </table:table-cell>
          <table:table-cell office:value-type="string" calcext:value-type="string">
            <text:p>bedrooms</text:p>
          </table:table-cell>
          <table:table-cell office:value-type="string" calcext:value-type="string">
            <text:p>bathrooms</text:p>
          </table:table-cell>
          <table:table-cell office:value-type="string" calcext:value-type="string">
            <text:p>pe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www.spring-brook.com/2236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2]/([.F2]+[.E2])" office:value-type="float" office:value="0.0645161290322581" calcext:value-type="float">
            <text:p>0.064516129</text:p>
          </table:table-cell>
          <table:table-cell office:value-type="float" office:value="1138" calcext:value-type="float">
            <text:p>113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www.spring-brook.com/2236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F3]/([.F3]+[.E3])" office:value-type="float" office:value="0.464285714285714" calcext:value-type="float">
            <text:p>0.4642857143</text:p>
          </table:table-cell>
          <table:table-cell office:value-type="float" office:value="6697" calcext:value-type="float">
            <text:p>669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www.spring-brook.com/2236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4]/([.F4]+[.E4])" office:value-type="float" office:value="0.225806451612903" calcext:value-type="float">
            <text:p>0.2258064516</text:p>
          </table:table-cell>
          <table:table-cell office:value-type="float" office:value="3363" calcext:value-type="float">
            <text:p>336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www.spring-brook.com/2373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5]/([.F5]+[.E5])" office:value-type="float" office:value="0.0645161290322581" calcext:value-type="float">
            <text:p>0.064516129</text:p>
          </table:table-cell>
          <table:table-cell office:value-type="float" office:value="818" calcext:value-type="float">
            <text:p>8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www.spring-brook.com/2373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F6]/([.F6]+[.E6])" office:value-type="float" office:value="0.214285714285714" calcext:value-type="float">
            <text:p>0.2142857143</text:p>
          </table:table-cell>
          <table:table-cell office:value-type="float" office:value="2454" calcext:value-type="float">
            <text:p>245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www.spring-brook.com/2373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7]/([.F7]+[.E7])" office:value-type="float" office:value="0.0967741935483871" calcext:value-type="float">
            <text:p>0.0967741935</text:p>
          </table:table-cell>
          <table:table-cell office:value-type="float" office:value="1077" calcext:value-type="float">
            <text:p>107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www.spring-brook.com/2373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8]/([.F8]+[.E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www.spring-brook.com/2373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F9]/([.F9]+[.E9])" office:value-type="float" office:value="0.0714285714285714" calcext:value-type="float">
            <text:p>0.0714285714</text:p>
          </table:table-cell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www.spring-brook.com/2373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10]/([.F10]+[.E10])" office:value-type="float" office:value="0.0967741935483871" calcext:value-type="float">
            <text:p>0.0967741935</text:p>
          </table:table-cell>
          <table:table-cell office:value-type="float" office:value="657" calcext:value-type="float">
            <text:p>6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spring-brook.com/2372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1]/([.F11]+[.E11])" office:value-type="float" office:value="0.0645161290322581" calcext:value-type="float">
            <text:p>0.064516129</text:p>
          </table:table-cell>
          <table:table-cell office:value-type="float" office:value="1318" calcext:value-type="float">
            <text:p>13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spring-brook.com/2372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12]/([.F12]+[.E12])" office:value-type="float" office:value="0.25" calcext:value-type="float">
            <text:p>0.25</text:p>
          </table:table-cell>
          <table:table-cell office:value-type="float" office:value="4443" calcext:value-type="float">
            <text:p>444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spring-brook.com/2372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F13]/([.F13]+[.E13])" office:value-type="float" office:value="0.161290322580645" calcext:value-type="float">
            <text:p>0.1612903226</text:p>
          </table:table-cell>
          <table:table-cell office:value-type="float" office:value="2705" calcext:value-type="float">
            <text:p>270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spring-brook.com/2302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F14]/([.F14]+[.E14])" office:value-type="float" office:value="0.32258064516129" calcext:value-type="float">
            <text:p>0.3225806452</text:p>
          </table:table-cell>
          <table:table-cell office:value-type="float" office:value="2070" calcext:value-type="float">
            <text:p>20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spring-brook.com/2302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15]/([.F15]+[.E15])" office:value-type="float" office:value="0.285714285714286" calcext:value-type="float">
            <text:p>0.2857142857</text:p>
          </table:table-cell>
          <table:table-cell office:value-type="float" office:value="1852" calcext:value-type="float">
            <text:p>18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spring-brook.com/2302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16]/([.F16]+[.E16])" office:value-type="float" office:value="0.225806451612903" calcext:value-type="float">
            <text:p>0.2258064516</text:p>
          </table:table-cell>
          <table:table-cell office:value-type="float" office:value="1213" calcext:value-type="float">
            <text:p>12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spring-brook.com/23046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7]/([.F17]+[.E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spring-brook.com/23046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F18]/([.F18]+[.E18])" office:value-type="float" office:value="0.0714285714285714" calcext:value-type="float">
            <text:p>0.0714285714</text:p>
          </table:table-cell>
          <table:table-cell office:value-type="float" office:value="798" calcext:value-type="float">
            <text:p>79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spring-brook.com/23046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9]/([.F19]+[.E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spring-brook.com/2372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20]/([.F20]+[.E20])" office:value-type="float" office:value="0.0967741935483871" calcext:value-type="float">
            <text:p>0.0967741935</text:p>
          </table:table-cell>
          <table:table-cell office:value-type="float" office:value="1427" calcext:value-type="float">
            <text:p>14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spring-brook.com/2372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21]/([.F21]+[.E21])" office:value-type="float" office:value="0.142857142857143" calcext:value-type="float">
            <text:p>0.1428571429</text:p>
          </table:table-cell>
          <table:table-cell office:value-type="float" office:value="2076" calcext:value-type="float">
            <text:p>207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www.spring-brook.com/2372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F22]/([.F22]+[.E22])" office:value-type="float" office:value="0.161290322580645" calcext:value-type="float">
            <text:p>0.1612903226</text:p>
          </table:table-cell>
          <table:table-cell office:value-type="float" office:value="2135" calcext:value-type="float">
            <text:p>21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spring-brook.com/2225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23]/([.F23]+[.E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spring-brook.com/2225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24]/([.F24]+[.E24])" office:value-type="float" office:value="0.142857142857143" calcext:value-type="float">
            <text:p>0.1428571429</text:p>
          </table:table-cell>
          <table:table-cell office:value-type="float" office:value="976" calcext:value-type="float">
            <text:p>9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spring-brook.com/2225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25]/([.F25]+[.E25])" office:value-type="float" office:value="0.0967741935483871" calcext:value-type="float">
            <text:p>0.0967741935</text:p>
          </table:table-cell>
          <table:table-cell office:value-type="float" office:value="657" calcext:value-type="float">
            <text:p>6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spring-brook.com/2260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26]/([.F26]+[.E26])" office:value-type="float" office:value="0.0645161290322581" calcext:value-type="float">
            <text:p>0.064516129</text:p>
          </table:table-cell>
          <table:table-cell office:value-type="float" office:value="1458" calcext:value-type="float">
            <text:p>145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www.spring-brook.com/2260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F27]/([.F27]+[.E27])"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spring-brook.com/2260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F28]/([.F28]+[.E28])" office:value-type="float" office:value="0.290322580645161" calcext:value-type="float">
            <text:p>0.2903225806</text:p>
          </table:table-cell>
          <table:table-cell office:value-type="float" office:value="5241" calcext:value-type="float">
            <text:p>524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spring-brook.com/2302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29]/([.F29]+[.E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www.spring-brook.com/2302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30]/([.F30]+[.E30])" office:value-type="float" office:value="0.142857142857143" calcext:value-type="float">
            <text:p>0.1428571429</text:p>
          </table:table-cell>
          <table:table-cell office:value-type="float" office:value="2916" calcext:value-type="float">
            <text:p>29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spring-brook.com/2302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F31]/([.F31]+[.E31])" office:value-type="float" office:value="0.354838709677419" calcext:value-type="float">
            <text:p>0.3548387097</text:p>
          </table:table-cell>
          <table:table-cell office:value-type="float" office:value="5839" calcext:value-type="float">
            <text:p>583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s://www.spring-brook.com/2372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32]/([.F32]+[.E32])" office:value-type="float" office:value="0.0645161290322581" calcext:value-type="float">
            <text:p>0.064516129</text:p>
          </table:table-cell>
          <table:table-cell office:value-type="float" office:value="1138" calcext:value-type="float">
            <text:p>113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www.spring-brook.com/2372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F33]/([.F33]+[.E33])" office:value-type="float" office:value="0.107142857142857" calcext:value-type="float">
            <text:p>0.1071428571</text:p>
          </table:table-cell>
          <table:table-cell office:value-type="float" office:value="1567" calcext:value-type="float">
            <text:p>156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www.spring-brook.com/2372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34]/([.F34]+[.E34])" office:value-type="float" office:value="0.0967741935483871" calcext:value-type="float">
            <text:p>0.0967741935</text:p>
          </table:table-cell>
          <table:table-cell office:value-type="float" office:value="1367" calcext:value-type="float">
            <text:p>136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www.spring-brook.com/2236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35]/([.F35]+[.E35])" office:value-type="float" office:value="0.0645161290322581" calcext:value-type="float">
            <text:p>0.064516129</text:p>
          </table:table-cell>
          <table:table-cell office:value-type="float" office:value="618" calcext:value-type="float">
            <text:p>6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www.spring-brook.com/2236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F36]/([.F36]+[.E36])" office:value-type="float" office:value="0.178571428571429" calcext:value-type="float">
            <text:p>0.1785714286</text:p>
          </table:table-cell>
          <table:table-cell office:value-type="float" office:value="1445" calcext:value-type="float">
            <text:p>144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www.spring-brook.com/2236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37]/([.F37]+[.E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s://www.spring-brook.com/2301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F38]/([.F38]+[.E38])" office:value-type="float" office:value="0.129032258064516" calcext:value-type="float">
            <text:p>0.1290322581</text:p>
          </table:table-cell>
          <table:table-cell office:value-type="float" office:value="1556" calcext:value-type="float">
            <text:p>15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s://www.spring-brook.com/2301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F39]/([.F39]+[.E39])" office:value-type="float" office:value="0.214285714285714" calcext:value-type="float">
            <text:p>0.2142857143</text:p>
          </table:table-cell>
          <table:table-cell office:value-type="float" office:value="3114" calcext:value-type="float">
            <text:p>31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s://www.spring-brook.com/2301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40]/([.F40]+[.E40])" office:value-type="float" office:value="0.225806451612903" calcext:value-type="float">
            <text:p>0.2258064516</text:p>
          </table:table-cell>
          <table:table-cell office:value-type="float" office:value="3033" calcext:value-type="float">
            <text:p>303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spring-brook.com/2242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41]/([.F41]+[.E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s://www.spring-brook.com/2242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42]/([.F42]+[.E42])" office:value-type="float" office:value="0.25" calcext:value-type="float">
            <text:p>0.25</text:p>
          </table:table-cell>
          <table:table-cell office:value-type="float" office:value="1813" calcext:value-type="float">
            <text:p>18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s://www.spring-brook.com/2242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43]/([.F43]+[.E43])" office:value-type="float" office:value="0.0967741935483871" calcext:value-type="float">
            <text:p>0.0967741935</text:p>
          </table:table-cell>
          <table:table-cell office:value-type="float" office:value="657" calcext:value-type="float">
            <text:p>6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s://www.spring-brook.com/2311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F44]/([.F44]+[.E44])" office:value-type="float" office:value="0.129032258064516" calcext:value-type="float">
            <text:p>0.1290322581</text:p>
          </table:table-cell>
          <table:table-cell office:value-type="float" office:value="1616" calcext:value-type="float">
            <text:p>16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s://www.spring-brook.com/2311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F45]/([.F45]+[.E45])" office:value-type="float" office:value="0.357142857142857" calcext:value-type="float">
            <text:p>0.3571428571</text:p>
          </table:table-cell>
          <table:table-cell office:value-type="float" office:value="4250" calcext:value-type="float">
            <text:p>425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s://www.spring-brook.com/2311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46]/([.F46]+[.E46])" office:value-type="float" office:value="0.225806451612903" calcext:value-type="float">
            <text:p>0.2258064516</text:p>
          </table:table-cell>
          <table:table-cell office:value-type="float" office:value="2803" calcext:value-type="float">
            <text:p>28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s://www.spring-brook.com/2302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47]/([.F47]+[.E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s://www.spring-brook.com/2302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F48]/([.F48]+[.E48])"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s://www.spring-brook.com/2302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F49]/([.F49]+[.E49])" office:value-type="float" office:value="0.290322580645161" calcext:value-type="float">
            <text:p>0.2903225806</text:p>
          </table:table-cell>
          <table:table-cell office:value-type="float" office:value="5241" calcext:value-type="float">
            <text:p>524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s://www.spring-brook.com/2302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50]/([.F50]+[.E50])" office:value-type="float" office:value="0.0645161290322581" calcext:value-type="float">
            <text:p>0.064516129</text:p>
          </table:table-cell>
          <table:table-cell office:value-type="float" office:value="1318" calcext:value-type="float">
            <text:p>13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spring-brook.com/2302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51]/([.F51]+[.E51])" office:value-type="float" office:value="0.285714285714286" calcext:value-type="float">
            <text:p>0.2857142857</text:p>
          </table:table-cell>
          <table:table-cell office:value-type="float" office:value="5272" calcext:value-type="float">
            <text:p>527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s://www.spring-brook.com/2302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F52]/([.F52]+[.E52])" office:value-type="float" office:value="0.32258064516129" calcext:value-type="float">
            <text:p>0.3225806452</text:p>
          </table:table-cell>
          <table:table-cell office:value-type="float" office:value="5410" calcext:value-type="float">
            <text:p>54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s://www.spring-brook.com/2242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53]/([.F53]+[.E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s://www.spring-brook.com/2242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F54]/([.F54]+[.E5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s://www.spring-brook.com/2242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55]/([.F55]+[.E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s://www.spring-brook.com/2374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56]/([.F56]+[.E56])" office:value-type="float" office:value="0.0645161290322581" calcext:value-type="float">
            <text:p>0.064516129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s://www.spring-brook.com/2374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57]/([.F57]+[.E57])" office:value-type="float" office:value="0.25" calcext:value-type="float">
            <text:p>0.25</text:p>
          </table:table-cell>
          <table:table-cell office:value-type="float" office:value="2033" calcext:value-type="float">
            <text:p>20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s://www.spring-brook.com/2374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58]/([.F58]+[.E58])" office:value-type="float" office:value="0.225806451612903" calcext:value-type="float">
            <text:p>0.2258064516</text:p>
          </table:table-cell>
          <table:table-cell office:value-type="float" office:value="1513" calcext:value-type="float">
            <text:p>15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s://www.spring-brook.com/22366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59]/([.F59]+[.E59])" office:value-type="float" office:value="0.0645161290322581" calcext:value-type="float">
            <text:p>0.064516129</text:p>
          </table:table-cell>
          <table:table-cell office:value-type="float" office:value="1218" calcext:value-type="float">
            <text:p>121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s://www.spring-brook.com/22366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60]/([.F60]+[.E60])" office:value-type="float" office:value="0.285714285714286" calcext:value-type="float">
            <text:p>0.2857142857</text:p>
          </table:table-cell>
          <table:table-cell office:value-type="float" office:value="4872" calcext:value-type="float">
            <text:p>487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spring-brook.com/22366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F61]/([.F61]+[.E61])" office:value-type="float" office:value="0.161290322580645" calcext:value-type="float">
            <text:p>0.1612903226</text:p>
          </table:table-cell>
          <table:table-cell office:value-type="float" office:value="2465" calcext:value-type="float">
            <text:p>246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s://www.spring-brook.com/2372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62]/([.F62]+[.E62])" office:value-type="float" office:value="0.0967741935483871" calcext:value-type="float">
            <text:p>0.0967741935</text:p>
          </table:table-cell>
          <table:table-cell office:value-type="float" office:value="1347" calcext:value-type="float">
            <text:p>134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s://www.spring-brook.com/2372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63]/([.F63]+[.E63])" office:value-type="float" office:value="0.285714285714286" calcext:value-type="float">
            <text:p>0.2857142857</text:p>
          </table:table-cell>
          <table:table-cell office:value-type="float" office:value="3672" calcext:value-type="float">
            <text:p>36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s://www.spring-brook.com/2372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64]/([.F64]+[.E64])" office:value-type="float" office:value="0.225806451612903" calcext:value-type="float">
            <text:p>0.2258064516</text:p>
          </table:table-cell>
          <table:table-cell office:value-type="float" office:value="2833" calcext:value-type="float">
            <text:p>283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s://www.spring-brook.com/2260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65]/([.F65]+[.E6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s://www.spring-brook.com/2260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66]/([.F66]+[.E66])" office:value-type="float" office:value="0.25" calcext:value-type="float">
            <text:p>0.25</text:p>
          </table:table-cell>
          <table:table-cell office:value-type="float" office:value="2373" calcext:value-type="float">
            <text:p>237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s://www.spring-brook.com/2260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67]/([.F67]+[.E67])" office:value-type="float" office:value="0.0967741935483871" calcext:value-type="float">
            <text:p>0.0967741935</text:p>
          </table:table-cell>
          <table:table-cell office:value-type="float" office:value="857" calcext:value-type="float">
            <text:p>85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s://www.spring-brook.com/2374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68]/([.F68]+[.E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s://www.spring-brook.com/2374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F69]/([.F69]+[.E6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s://www.spring-brook.com/2374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70]/([.F70]+[.E70])" office:value-type="float" office:value="0.0967741935483871" calcext:value-type="float">
            <text:p>0.0967741935</text:p>
          </table:table-cell>
          <table:table-cell office:value-type="float" office:value="657" calcext:value-type="float">
            <text:p>6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s://www.spring-brook.com/23747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71]/([.F71]+[.E7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s://www.spring-brook.com/23747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F72]/([.F72]+[.E72])" office:value-type="float" office:value="0.107142857142857" calcext:value-type="float">
            <text:p>0.1071428571</text:p>
          </table:table-cell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s://www.spring-brook.com/23747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F73]/([.F73]+[.E73])" office:value-type="float" office:value="0.32258064516129" calcext:value-type="float">
            <text:p>0.3225806452</text:p>
          </table:table-cell>
          <table:table-cell office:value-type="float" office:value="1790" calcext:value-type="float">
            <text:p>17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s://www.spring-brook.com/2312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74]/([.F74]+[.E74])" office:value-type="float" office:value="0.0967741935483871" calcext:value-type="float">
            <text:p>0.0967741935</text:p>
          </table:table-cell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s://www.spring-brook.com/2312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F75]/([.F75]+[.E75])"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s://www.spring-brook.com/2312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F76]/([.F76]+[.E76])" office:value-type="float" office:value="0.32258064516129" calcext:value-type="float">
            <text:p>0.3225806452</text:p>
          </table:table-cell>
          <table:table-cell office:value-type="float" office:value="5690" calcext:value-type="float">
            <text:p>569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s://www.spring-brook.com/2260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77]/([.F77]+[.E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s://www.spring-brook.com/2260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F78]/([.F78]+[.E78])" office:value-type="float" office:value="0.0714285714285714" calcext:value-type="float">
            <text:p>0.071428571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s://www.spring-brook.com/2260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79]/([.F79]+[.E79])" office:value-type="float" office:value="0.0967741935483871" calcext:value-type="float">
            <text:p>0.0967741935</text:p>
          </table:table-cell>
          <table:table-cell office:value-type="float" office:value="827" calcext:value-type="float">
            <text:p>8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s://www.spring-brook.com/2300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80]/([.F80]+[.E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s://www.spring-brook.com/2300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F81]/([.F81]+[.E81])" office:value-type="float" office:value="0.178571428571429" calcext:value-type="float">
            <text:p>0.1785714286</text:p>
          </table:table-cell>
          <table:table-cell office:value-type="float" office:value="2655" calcext:value-type="float">
            <text:p>265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s://www.spring-brook.com/2300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F82]/([.F82]+[.E82])" office:value-type="float" office:value="0.161290322580645" calcext:value-type="float">
            <text:p>0.1612903226</text:p>
          </table:table-cell>
          <table:table-cell office:value-type="float" office:value="2325" calcext:value-type="float">
            <text:p>232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s://www.spring-brook.com/23076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83]/([.F83]+[.E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s://www.spring-brook.com/23076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84]/([.F84]+[.E84])" office:value-type="float" office:value="0.142857142857143" calcext:value-type="float">
            <text:p>0.1428571429</text:p>
          </table:table-cell>
          <table:table-cell office:value-type="float" office:value="1306" calcext:value-type="float">
            <text:p>13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s://www.spring-brook.com/23076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85]/([.F85]+[.E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spring-brook.com/2311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86]/([.F86]+[.E86])" office:value-type="float" office:value="0.0645161290322581" calcext:value-type="float">
            <text:p>0.064516129</text:p>
          </table:table-cell>
          <table:table-cell office:value-type="float" office:value="1458" calcext:value-type="float">
            <text:p>145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s://www.spring-brook.com/2311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F87]/([.F87]+[.E87])" office:value-type="float" office:value="0.357142857142857" calcext:value-type="float">
            <text:p>0.3571428571</text:p>
          </table:table-cell>
          <table:table-cell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s://www.spring-brook.com/2311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F88]/([.F88]+[.E88])" office:value-type="float" office:value="0.32258064516129" calcext:value-type="float">
            <text:p>0.3225806452</text:p>
          </table:table-cell>
          <table:table-cell office:value-type="float" office:value="5540" calcext:value-type="float">
            <text:p>554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s://www.spring-brook.com/2302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89]/([.F89]+[.E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s://www.spring-brook.com/2302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F90]/([.F90]+[.E90])" office:value-type="float" office:value="0.178571428571429" calcext:value-type="float">
            <text:p>0.1785714286</text:p>
          </table:table-cell>
          <table:table-cell office:value-type="float" office:value="1445" calcext:value-type="float">
            <text:p>14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s://www.spring-brook.com/2302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91]/([.F91]+[.E91])" office:value-type="float" office:value="0.225806451612903" calcext:value-type="float">
            <text:p>0.2258064516</text:p>
          </table:table-cell>
          <table:table-cell office:value-type="float" office:value="1873" calcext:value-type="float">
            <text:p>187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s://www.spring-brook.com/2236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92]/([.F92]+[.E92])" office:value-type="float" office:value="0.0967741935483871" calcext:value-type="float">
            <text:p>0.0967741935</text:p>
          </table:table-cell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s://www.spring-brook.com/2236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F93]/([.F93]+[.E93])" office:value-type="float" office:value="0.392857142857143" calcext:value-type="float">
            <text:p>0.3928571429</text:p>
          </table:table-cell>
          <table:table-cell office:value-type="float" office:value="7479" calcext:value-type="float">
            <text:p>747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s://www.spring-brook.com/2236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F94]/([.F94]+[.E94])" office:value-type="float" office:value="0.354838709677419" calcext:value-type="float">
            <text:p>0.3548387097</text:p>
          </table:table-cell>
          <table:table-cell office:value-type="float" office:value="6139" calcext:value-type="float">
            <text:p>613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s://www.spring-brook.com/23047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95]/([.F95]+[.E9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s://www.spring-brook.com/23047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F96]/([.F96]+[.E9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s://www.spring-brook.com/23047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97]/([.F97]+[.E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s://www.spring-brook.com/2312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98]/([.F98]+[.E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s://www.spring-brook.com/2312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F99]/([.F99]+[.E99])" office:value-type="float" office:value="0.0714285714285714" calcext:value-type="float">
            <text:p>0.0714285714</text:p>
          </table:table-cell>
          <table:table-cell office:value-type="float" office:value="678" calcext:value-type="float">
            <text:p>6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s://www.spring-brook.com/2312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00]/([.F100]+[.E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spring-brook.com/3005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01]/([.F101]+[.E10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s://www.spring-brook.com/3005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02]/([.F102]+[.E102])" office:value-type="float" office:value="0.142857142857143" calcext:value-type="float">
            <text:p>0.1428571429</text:p>
          </table:table-cell>
          <table:table-cell office:value-type="float" office:value="1476" calcext:value-type="float">
            <text:p>14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s://www.spring-brook.com/3005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103]/([.F103]+[.E103])" office:value-type="float" office:value="0.0967741935483871" calcext:value-type="float">
            <text:p>0.0967741935</text:p>
          </table:table-cell>
          <table:table-cell office:value-type="float" office:value="997" calcext:value-type="float">
            <text:p>9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ttps://www.spring-brook.com/2300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04]/([.F104]+[.E10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s://www.spring-brook.com/2300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105]/([.F105]+[.E105])" office:value-type="float" office:value="0.285714285714286" calcext:value-type="float">
            <text:p>0.2857142857</text:p>
          </table:table-cell>
          <table:table-cell office:value-type="float" office:value="2852" calcext:value-type="float">
            <text:p>28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ttps://www.spring-brook.com/2300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106]/([.F106]+[.E106])" office:value-type="float" office:value="0.0967741935483871" calcext:value-type="float">
            <text:p>0.0967741935</text:p>
          </table:table-cell>
          <table:table-cell office:value-type="float" office:value="997" calcext:value-type="float">
            <text:p>9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tps://www.spring-brook.com/2310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07]/([.F107]+[.E1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s://www.spring-brook.com/2310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F108]/([.F108]+[.E108])" office:value-type="float" office:value="0.107142857142857" calcext:value-type="float">
            <text:p>0.1071428571</text:p>
          </table:table-cell>
          <table:table-cell office:value-type="float" office:value="907" calcext:value-type="float">
            <text:p>90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ttps://www.spring-brook.com/2310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09]/([.F109]+[.E109])" office:value-type="float" office:value="0.0645161290322581" calcext:value-type="float">
            <text:p>0.064516129</text:p>
          </table:table-cell>
          <table:table-cell office:value-type="float" office:value="598" calcext:value-type="float">
            <text:p>59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s://www.spring-brook.com/2310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10]/([.F110]+[.E1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s://www.spring-brook.com/2310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F111]/([.F111]+[.E111])" office:value-type="float" office:value="0.0714285714285714" calcext:value-type="float">
            <text:p>0.0714285714</text:p>
          </table:table-cell>
          <table:table-cell office:value-type="float" office:value="638" calcext:value-type="float">
            <text:p>6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ttps://www.spring-brook.com/2310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112]/([.F112]+[.E112])" office:value-type="float" office:value="0.0967741935483871" calcext:value-type="float">
            <text:p>0.0967741935</text:p>
          </table:table-cell>
          <table:table-cell office:value-type="float" office:value="857" calcext:value-type="float">
            <text:p>85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ttps://www.spring-brook.com/2302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13]/([.F113]+[.E113])" office:value-type="float" office:value="0.0645161290322581" calcext:value-type="float">
            <text:p>0.064516129</text:p>
          </table:table-cell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ttps://www.spring-brook.com/2302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F114]/([.F114]+[.E114])" office:value-type="float" office:value="0.392857142857143" calcext:value-type="float">
            <text:p>0.3928571429</text:p>
          </table:table-cell>
          <table:table-cell office:value-type="float" office:value="3099" calcext:value-type="float">
            <text:p>309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ttps://www.spring-brook.com/2302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F115]/([.F115]+[.E115])" office:value-type="float" office:value="0.32258064516129" calcext:value-type="float">
            <text:p>0.3225806452</text:p>
          </table:table-cell>
          <table:table-cell office:value-type="float" office:value="2650" calcext:value-type="float">
            <text:p>26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s://www.spring-brook.com/2310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16]/([.F116]+[.E1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ttps://www.spring-brook.com/2310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F117]/([.F117]+[.E117])" office:value-type="float" office:value="0.178571428571429" calcext:value-type="float">
            <text:p>0.1785714286</text:p>
          </table:table-cell>
          <table:table-cell office:value-type="float" office:value="3465" calcext:value-type="float">
            <text:p>346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ttps://www.spring-brook.com/2310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118]/([.F118]+[.E118])" office:value-type="float" office:value="0.225806451612903" calcext:value-type="float">
            <text:p>0.2258064516</text:p>
          </table:table-cell>
          <table:table-cell office:value-type="float" office:value="4043" calcext:value-type="float">
            <text:p>404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ttps://www.spring-brook.com/2242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19]/([.F119]+[.E1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s://www.spring-brook.com/2242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20]/([.F120]+[.E120])" office:value-type="float" office:value="0.142857142857143" calcext:value-type="float">
            <text:p>0.1428571429</text:p>
          </table:table-cell>
          <table:table-cell office:value-type="float" office:value="1146" calcext:value-type="float">
            <text:p>114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ttps://www.spring-brook.com/2242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21]/([.F121]+[.E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ttps://www.spring-brook.com/2312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22]/([.F122]+[.E122])" office:value-type="float" office:value="0.0645161290322581" calcext:value-type="float">
            <text:p>0.064516129</text:p>
          </table:table-cell>
          <table:table-cell office:value-type="float" office:value="1078" calcext:value-type="float">
            <text:p>107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ttps://www.spring-brook.com/2312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123]/([.F123]+[.E123])" office:value-type="float" office:value="0.285714285714286" calcext:value-type="float">
            <text:p>0.2857142857</text:p>
          </table:table-cell>
          <table:table-cell office:value-type="float" office:value="4032" calcext:value-type="float">
            <text:p>40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ttps://www.spring-brook.com/2312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124]/([.F124]+[.E124])" office:value-type="float" office:value="0.225806451612903" calcext:value-type="float">
            <text:p>0.2258064516</text:p>
          </table:table-cell>
          <table:table-cell office:value-type="float" office:value="3163" calcext:value-type="float">
            <text:p>316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tps://www.spring-brook.com/2310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25]/([.F125]+[.E1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spring-brook.com/2310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F126]/([.F126]+[.E126])" office:value-type="float" office:value="0.178571428571429" calcext:value-type="float">
            <text:p>0.1785714286</text:p>
          </table:table-cell>
          <table:table-cell office:value-type="float" office:value="1325" calcext:value-type="float">
            <text:p>13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s://www.spring-brook.com/2310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127]/([.F127]+[.E127])" office:value-type="float" office:value="0.0967741935483871" calcext:value-type="float">
            <text:p>0.0967741935</text:p>
          </table:table-cell>
          <table:table-cell office:value-type="float" office:value="657" calcext:value-type="float">
            <text:p>6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ttps://www.spring-brook.com/2304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128]/([.F128]+[.E128])" office:value-type="float" office:value="0.0967741935483871" calcext:value-type="float">
            <text:p>0.0967741935</text:p>
          </table:table-cell>
          <table:table-cell office:value-type="float" office:value="1607" calcext:value-type="float">
            <text:p>160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ttps://www.spring-brook.com/2304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129]/([.F129]+[.E129])" office:value-type="float" office:value="0.25" calcext:value-type="float">
            <text:p>0.25</text:p>
          </table:table-cell>
          <table:table-cell office:value-type="float" office:value="3923" calcext:value-type="float">
            <text:p>39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ttps://www.spring-brook.com/2304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F130]/([.F130]+[.E130])" office:value-type="float" office:value="0.161290322580645" calcext:value-type="float">
            <text:p>0.1612903226</text:p>
          </table:table-cell>
          <table:table-cell office:value-type="float" office:value="2375" calcext:value-type="float">
            <text:p>23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ttps://www.spring-brook.com/2312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31]/([.F131]+[.E1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ttps://www.spring-brook.com/2312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F132]/([.F132]+[.E132])" office:value-type="float" office:value="0.0714285714285714" calcext:value-type="float">
            <text:p>0.0714285714</text:p>
          </table:table-cell>
          <table:table-cell office:value-type="float" office:value="758" calcext:value-type="float">
            <text:p>75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ttps://www.spring-brook.com/2312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33]/([.F133]+[.E1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ttps://www.spring-brook.com/2372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34]/([.F134]+[.E13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ttps://www.spring-brook.com/2372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135]/([.F135]+[.E135])" office:value-type="float" office:value="0.25" calcext:value-type="float">
            <text:p>0.25</text:p>
          </table:table-cell>
          <table:table-cell office:value-type="float" office:value="4923" calcext:value-type="float">
            <text:p>49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ttps://www.spring-brook.com/2372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F136]/([.F136]+[.E136])" office:value-type="float" office:value="0.451612903225806" calcext:value-type="float">
            <text:p>0.4516129032</text:p>
          </table:table-cell>
          <table:table-cell office:value-type="float" office:value="7786" calcext:value-type="float">
            <text:p>778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ttps://www.spring-brook.com/2310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37]/([.F137]+[.E137])" office:value-type="float" office:value="0.0645161290322581" calcext:value-type="float">
            <text:p>0.064516129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ttps://www.spring-brook.com/2310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38]/([.F138]+[.E138])" office:value-type="float" office:value="0.142857142857143" calcext:value-type="float">
            <text:p>0.1428571429</text:p>
          </table:table-cell>
          <table:table-cell office:value-type="float" office:value="1046" calcext:value-type="float">
            <text:p>10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ttps://www.spring-brook.com/2310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F139]/([.F139]+[.E139])" office:value-type="float" office:value="0.193548387096774" calcext:value-type="float">
            <text:p>0.1935483871</text:p>
          </table:table-cell>
          <table:table-cell office:value-type="float" office:value="1314" calcext:value-type="float">
            <text:p>13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ttps://www.spring-brook.com/2372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F140]/([.F140]+[.E140])" office:value-type="float" office:value="0.129032258064516" calcext:value-type="float">
            <text:p>0.1290322581</text:p>
          </table:table-cell>
          <table:table-cell office:value-type="float" office:value="1996" calcext:value-type="float">
            <text:p>199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ttps://www.spring-brook.com/2372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F141]/([.F141]+[.E141])" office:value-type="float" office:value="0.357142857142857" calcext:value-type="float">
            <text:p>0.3571428571</text:p>
          </table:table-cell>
          <table:table-cell office:value-type="float" office:value="5410" calcext:value-type="float">
            <text:p>54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ttps://www.spring-brook.com/2372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F142]/([.F142]+[.E142])" office:value-type="float" office:value="0.193548387096774" calcext:value-type="float">
            <text:p>0.1935483871</text:p>
          </table:table-cell>
          <table:table-cell office:value-type="float" office:value="2734" calcext:value-type="float">
            <text:p>273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ttps://www.spring-brook.com/2310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43]/([.F143]+[.E143])" office:value-type="float" office:value="0.0645161290322581" calcext:value-type="float">
            <text:p>0.064516129</text:p>
          </table:table-cell>
          <table:table-cell office:value-type="float" office:value="798" calcext:value-type="float">
            <text:p>79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ttps://www.spring-brook.com/2310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F144]/([.F144]+[.E144])" office:value-type="float" office:value="0.178571428571429" calcext:value-type="float">
            <text:p>0.1785714286</text:p>
          </table:table-cell>
          <table:table-cell office:value-type="float" office:value="1935" calcext:value-type="float">
            <text:p>193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ttps://www.spring-brook.com/2310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45]/([.F145]+[.E1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ttps://www.spring-brook.com/2302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46]/([.F146]+[.E146])" office:value-type="float" office:value="0.0645161290322581" calcext:value-type="float">
            <text:p>0.064516129</text:p>
          </table:table-cell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ttps://www.spring-brook.com/2302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F147]/([.F147]+[.E147])" office:value-type="float" office:value="0.107142857142857" calcext:value-type="float">
            <text:p>0.1071428571</text:p>
          </table:table-cell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ttps://www.spring-brook.com/2302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148]/([.F148]+[.E148])" office:value-type="float" office:value="0.225806451612903" calcext:value-type="float">
            <text:p>0.2258064516</text:p>
          </table:table-cell>
          <table:table-cell office:value-type="float" office:value="1313" calcext:value-type="float">
            <text:p>13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ttps://www.spring-brook.com/2242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49]/([.F149]+[.E149])" office:value-type="float" office:value="0.0645161290322581" calcext:value-type="float">
            <text:p>0.064516129</text:p>
          </table:table-cell>
          <table:table-cell office:value-type="float" office:value="1058" calcext:value-type="float">
            <text:p>105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ttps://www.spring-brook.com/2242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150]/([.F150]+[.E150])" office:value-type="float" office:value="0.25" calcext:value-type="float">
            <text:p>0.25</text:p>
          </table:table-cell>
          <table:table-cell office:value-type="float" office:value="3313" calcext:value-type="float">
            <text:p>33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spring-brook.com/2242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F151]/([.F151]+[.E151])" office:value-type="float" office:value="0.129032258064516" calcext:value-type="float">
            <text:p>0.1290322581</text:p>
          </table:table-cell>
          <table:table-cell office:value-type="float" office:value="1796" calcext:value-type="float">
            <text:p>179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ttps://www.spring-brook.com/2260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52]/([.F152]+[.E1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s://www.spring-brook.com/2260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153]/([.F153]+[.E153])" office:value-type="float" office:value="0.25" calcext:value-type="float">
            <text:p>0.25</text:p>
          </table:table-cell>
          <table:table-cell office:value-type="float" office:value="4743" calcext:value-type="float">
            <text:p>474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ttps://www.spring-brook.com/2260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154]/([.F154]+[.E154])" office:value-type="float" office:value="0.0967741935483871" calcext:value-type="float">
            <text:p>0.0967741935</text:p>
          </table:table-cell>
          <table:table-cell office:value-type="float" office:value="1647" calcext:value-type="float">
            <text:p>164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ps://www.spring-brook.com/2312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55]/([.F155]+[.E1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ttps://www.spring-brook.com/2312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F156]/([.F156]+[.E156])" office:value-type="float" office:value="0.321428571428571" calcext:value-type="float">
            <text:p>0.3214285714</text:p>
          </table:table-cell>
          <table:table-cell office:value-type="float" office:value="6201" calcext:value-type="float">
            <text:p>620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ttps://www.spring-brook.com/2312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F157]/([.F157]+[.E157])" office:value-type="float" office:value="0.193548387096774" calcext:value-type="float">
            <text:p>0.1935483871</text:p>
          </table:table-cell>
          <table:table-cell office:value-type="float" office:value="3294" calcext:value-type="float">
            <text:p>329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ttps://www.spring-brook.com/3088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F158]/([.F158]+[.E158])" office:value-type="float" office:value="0.709677419354839" calcext:value-type="float">
            <text:p>0.7096774194</text:p>
          </table:table-cell>
          <table:table-cell office:value-type="float" office:value="13158" calcext:value-type="float">
            <text:p>1315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ttps://www.spring-brook.com/3088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F159]/([.F159]+[.E159])" office:value-type="float" office:value="1" calcext:value-type="float">
            <text:p>1</text:p>
          </table:table-cell>
          <table:table-cell office:value-type="float" office:value="16812" calcext:value-type="float">
            <text:p>168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ttps://www.spring-brook.com/3088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F160]/([.F160]+[.E160])" office:value-type="float" office:value="1" calcext:value-type="float">
            <text:p>1</text:p>
          </table:table-cell>
          <table:table-cell office:value-type="float" office:value="15419" calcext:value-type="float">
            <text:p>154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ttps://www.spring-brook.com/2236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F161]/([.F161]+[.E161])" office:value-type="float" office:value="0.161290322580645" calcext:value-type="float">
            <text:p>0.1612903226</text:p>
          </table:table-cell>
          <table:table-cell office:value-type="float" office:value="2595" calcext:value-type="float">
            <text:p>259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ttps://www.spring-brook.com/2236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F162]/([.F162]+[.E162])" office:value-type="float" office:value="0.321428571428571" calcext:value-type="float">
            <text:p>0.3214285714</text:p>
          </table:table-cell>
          <table:table-cell office:value-type="float" office:value="5181" calcext:value-type="float">
            <text:p>518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ttps://www.spring-brook.com/2236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F163]/([.F163]+[.E163])" office:value-type="float" office:value="0.161290322580645" calcext:value-type="float">
            <text:p>0.1612903226</text:p>
          </table:table-cell>
          <table:table-cell office:value-type="float" office:value="2465" calcext:value-type="float">
            <text:p>246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ttps://www.spring-brook.com/2302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64]/([.F164]+[.E16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ttps://www.spring-brook.com/2302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F165]/([.F165]+[.E165])"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ttps://www.spring-brook.com/2302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166]/([.F166]+[.E166])" office:value-type="float" office:value="0.225806451612903" calcext:value-type="float">
            <text:p>0.2258064516</text:p>
          </table:table-cell>
          <table:table-cell office:value-type="float" office:value="4043" calcext:value-type="float">
            <text:p>404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ttps://www.spring-brook.com/2242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67]/([.F167]+[.E1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ttps://www.spring-brook.com/2242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F168]/([.F168]+[.E168])" office:value-type="float" office:value="0.0714285714285714" calcext:value-type="float">
            <text:p>0.071428571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ttps://www.spring-brook.com/2242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69]/([.F169]+[.E169])" office:value-type="float" office:value="0.0645161290322581" calcext:value-type="float">
            <text:p>0.064516129</text:p>
          </table:table-cell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ttps://www.spring-brook.com/2307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70]/([.F170]+[.E170])" office:value-type="float" office:value="0.0645161290322581" calcext:value-type="float">
            <text:p>0.064516129</text:p>
          </table:table-cell>
          <table:table-cell office:value-type="float" office:value="678" calcext:value-type="float">
            <text:p>6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ttps://www.spring-brook.com/2307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F171]/([.F171]+[.E171])" office:value-type="float" office:value="0.214285714285714" calcext:value-type="float">
            <text:p>0.2142857143</text:p>
          </table:table-cell>
          <table:table-cell office:value-type="float" office:value="2034" calcext:value-type="float">
            <text:p>20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https://www.spring-brook.com/2307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72]/([.F172]+[.E172])" office:value-type="float" office:value="0.0645161290322581" calcext:value-type="float">
            <text:p>0.064516129</text:p>
          </table:table-cell>
          <table:table-cell office:value-type="float" office:value="638" calcext:value-type="float">
            <text:p>63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ttps://www.spring-brook.com/23109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173]/([.F173]+[.E17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ttps://www.spring-brook.com/23109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F174]/([.F174]+[.E174])" office:value-type="float" office:value="0.178571428571429" calcext:value-type="float">
            <text:p>0.1785714286</text:p>
          </table:table-cell>
          <table:table-cell office:value-type="float" office:value="1105" calcext:value-type="float">
            <text:p>110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ttps://www.spring-brook.com/23109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F175]/([.F175]+[.E175])" office:value-type="float" office:value="0.161290322580645" calcext:value-type="float">
            <text:p>0.1612903226</text:p>
          </table:table-cell>
          <table:table-cell office:value-type="float" office:value="995" calcext:value-type="float">
            <text:p>99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ttps://www.spring-brook.com/2302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76]/([.F176]+[.E176])" office:value-type="float" office:value="0.0645161290322581" calcext:value-type="float">
            <text:p>0.064516129</text:p>
          </table:table-cell>
          <table:table-cell office:value-type="float" office:value="1458" calcext:value-type="float">
            <text:p>145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ttps://www.spring-brook.com/2302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F177]/([.F177]+[.E177])" office:value-type="float" office:value="0.357142857142857" calcext:value-type="float">
            <text:p>0.3571428571</text:p>
          </table:table-cell>
          <table:table-cell office:value-type="float" office:value="6930" calcext:value-type="float">
            <text:p>693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ttps://www.spring-brook.com/2302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F178]/([.F178]+[.E178])" office:value-type="float" office:value="0.419354838709677" calcext:value-type="float">
            <text:p>0.4193548387</text:p>
          </table:table-cell>
          <table:table-cell office:value-type="float" office:value="7337" calcext:value-type="float">
            <text:p>733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ttps://www.spring-brook.com/2781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79]/([.F179]+[.E179])" office:value-type="float" office:value="0.0645161290322581" calcext:value-type="float">
            <text:p>0.064516129</text:p>
          </table:table-cell>
          <table:table-cell office:value-type="float" office:value="1458" calcext:value-type="float">
            <text:p>145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spring-brook.com/2781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F180]/([.F180]+[.E180])" office:value-type="float" office:value="0.357142857142857" calcext:value-type="float">
            <text:p>0.3571428571</text:p>
          </table:table-cell>
          <table:table-cell office:value-type="float" office:value="6930" calcext:value-type="float">
            <text:p>693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ttps://www.spring-brook.com/2781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F181]/([.F181]+[.E181])" office:value-type="float" office:value="0.32258064516129" calcext:value-type="float">
            <text:p>0.3225806452</text:p>
          </table:table-cell>
          <table:table-cell office:value-type="float" office:value="5540" calcext:value-type="float">
            <text:p>55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ttps://www.spring-brook.com/2236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F182]/([.F182]+[.E182])" office:value-type="float" office:value="0.0645161290322581" calcext:value-type="float">
            <text:p>0.064516129</text:p>
          </table:table-cell>
          <table:table-cell office:value-type="float" office:value="558" calcext:value-type="float">
            <text:p>5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https://www.spring-brook.com/2236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F183]/([.F183]+[.E183])" office:value-type="float" office:value="0.178571428571429" calcext:value-type="float">
            <text:p>0.1785714286</text:p>
          </table:table-cell>
          <table:table-cell office:value-type="float" office:value="1325" calcext:value-type="float">
            <text:p>13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ttps://www.spring-brook.com/2236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F184]/([.F184]+[.E184])" office:value-type="float" office:value="0.0967741935483871" calcext:value-type="float">
            <text:p>0.0967741935</text:p>
          </table:table-cell>
          <table:table-cell office:value-type="float" office:value="657" calcext:value-type="float">
            <text:p>6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t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ttps://www.spring-brook.com/2310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85]/([.F185]+[.E185])" office:value-type="float" office:value="0.967741935483871" calcext:value-type="float">
            <text:p>0.9677419355</text:p>
          </table:table-cell>
          <table:table-cell office:value-type="float" office:value="5930" calcext:value-type="float">
            <text:p>59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ttps://www.spring-brook.com/2310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F186]/([.F186]+[.E186])" office:value-type="float" office:value="1" calcext:value-type="float">
            <text:p>1</text:p>
          </table:table-cell>
          <table:table-cell office:value-type="float" office:value="5572" calcext:value-type="float">
            <text:p>55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ttps://www.spring-brook.com/2310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c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F187]/([.F187]+[.E187])" office:value-type="float" office:value="1" calcext:value-type="float">
            <text:p>1</text:p>
          </table:table-cell>
          <table:table-cell office:value-type="float" office:value="5429" calcext:value-type="float">
            <text:p>54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Pivot Table_SpringBrookMetaData_1" table:style-name="ta1">
        <table:table-column table:style-name="co11" table:default-cell-style-name="ce4"/>
        <table:table-column table:style-name="co11" table:default-cell-style-name="ce10"/>
        <table:table-column table:style-name="co11" table:number-columns-repeated="4" table:default-cell-style-name="ce16"/>
        <table:table-column table:style-name="co11" table:default-cell-style-name="ce22"/>
        <table:table-row table:style-name="ro1">
          <table:table-cell table:style-name="Pivot_20_Table_20_Field" office:value-type="string" calcext:value-type="string">
            <text:p>month</text:p>
          </table:table-cell>
          <table:table-cell table:style-name="ce6" office:value-type="string" calcext:value-type="string">
            <text:p>February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13" table:number-columns-repeated="4"/>
          <table:table-cell table:style-name="ce19"/>
        </table:table-row>
        <table:table-row table:style-name="ro1">
          <table:table-cell table:style-name="ce2" office:value-type="string" calcext:value-type="string">
            <text:p>url</text:p>
          </table:table-cell>
          <table:table-cell table:style-name="ce8" office:value-type="string" calcext:value-type="string">
            <text:p>Average - occupancy</text:p>
          </table:table-cell>
          <table:table-cell table:style-name="ce14" office:value-type="string" calcext:value-type="string">
            <text:p>Average - totCost</text:p>
          </table:table-cell>
          <table:table-cell table:style-name="ce14" office:value-type="string" calcext:value-type="string">
            <text:p>Average - sleeps</text:p>
          </table:table-cell>
          <table:table-cell table:style-name="ce14" office:value-type="string" calcext:value-type="string">
            <text:p>Average - bedrooms</text:p>
          </table:table-cell>
          <table:table-cell table:style-name="ce14" office:value-type="string" calcext:value-type="string">
            <text:p>Average - bathrooms</text:p>
          </table:table-cell>
          <table:table-cell table:style-name="ce20" office:value-type="string" calcext:value-type="string">
            <text:p>Average - pets</text:p>
          </table:table-cell>
        </table:table-row>
        <table:table-row table:style-name="ro1">
          <table:table-cell table:style-name="ce3" office:value-type="string" calcext:value-type="string">
            <text:p>https://www.spring-brook.com/222586</text:p>
          </table:table-cell>
          <table:table-cell table:style-name="ce9" office:value-type="float" office:value="0.142857142857143" calcext:value-type="float">
            <text:p>0.1428571429</text:p>
          </table:table-cell>
          <table:table-cell table:style-name="ce15" office:value-type="float" office:value="976" calcext:value-type="float">
            <text:p>97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office:value-type="string" calcext:value-type="string">
            <text:p>https://www.spring-brook.com/223608</text:p>
          </table:table-cell>
          <table:table-cell office:value-type="float" office:value="0.464285714285714" calcext:value-type="float">
            <text:p>0.4642857143</text:p>
          </table:table-cell>
          <table:table-cell office:value-type="float" office:value="6697" calcext:value-type="float">
            <text:p>669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3666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4872" calcext:value-type="float">
            <text:p>487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3683</text:p>
          </table:table-cell>
          <table:table-cell office:value-type="float" office:value="0.321428571428571" calcext:value-type="float">
            <text:p>0.3214285714</text:p>
          </table:table-cell>
          <table:table-cell office:value-type="float" office:value="5181" calcext:value-type="float">
            <text:p>518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3686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445" calcext:value-type="float">
            <text:p>144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3687</text:p>
          </table:table-cell>
          <table:table-cell office:value-type="float" office:value="0.392857142857143" calcext:value-type="float">
            <text:p>0.3928571429</text:p>
          </table:table-cell>
          <table:table-cell office:value-type="float" office:value="7479" calcext:value-type="float">
            <text:p>747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3688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325" calcext:value-type="float">
            <text:p>13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4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4235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1146" calcext:value-type="float">
            <text:p>114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4236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4238</text:p>
          </table:table-cell>
          <table:table-cell office:value-type="float" office:value="0.25" calcext:value-type="float">
            <text:p>0.25</text:p>
          </table:table-cell>
          <table:table-cell office:value-type="float" office:value="3313" calcext:value-type="float">
            <text:p>33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4239</text:p>
          </table:table-cell>
          <table:table-cell office:value-type="float" office:value="0.25" calcext:value-type="float">
            <text:p>0.25</text:p>
          </table:table-cell>
          <table:table-cell office:value-type="float" office:value="1813" calcext:value-type="float">
            <text:p>18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6086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6087</text:p>
          </table:table-cell>
          <table:table-cell office:value-type="float" office:value="0.25" calcext:value-type="float">
            <text:p>0.25</text:p>
          </table:table-cell>
          <table:table-cell office:value-type="float" office:value="2373" calcext:value-type="float">
            <text:p>237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6088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6089</text:p>
          </table:table-cell>
          <table:table-cell office:value-type="float" office:value="0.25" calcext:value-type="float">
            <text:p>0.25</text:p>
          </table:table-cell>
          <table:table-cell office:value-type="float" office:value="4743" calcext:value-type="float">
            <text:p>474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043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2852" calcext:value-type="float">
            <text:p>28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046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2655" calcext:value-type="float">
            <text:p>265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198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3114" calcext:value-type="float">
            <text:p>31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02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06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5272" calcext:value-type="float">
            <text:p>527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08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09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6930" calcext:value-type="float">
            <text:p>693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17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0218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1852" calcext:value-type="float">
            <text:p>18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20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445" calcext:value-type="float">
            <text:p>14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0221</text:p>
          </table:table-cell>
          <table:table-cell office:value-type="float" office:value="0.392857142857143" calcext:value-type="float">
            <text:p>0.3928571429</text:p>
          </table:table-cell>
          <table:table-cell office:value-type="float" office:value="3099" calcext:value-type="float">
            <text:p>309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26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2916" calcext:value-type="float">
            <text:p>29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463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798" calcext:value-type="float">
            <text:p>79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467</text:p>
          </table:table-cell>
          <table:table-cell office:value-type="float" office:value="0.25" calcext:value-type="float">
            <text:p>0.25</text:p>
          </table:table-cell>
          <table:table-cell office:value-type="float" office:value="3923" calcext:value-type="float">
            <text:p>39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761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2034" calcext:value-type="float">
            <text:p>20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0762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1306" calcext:value-type="float">
            <text:p>13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1080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325" calcext:value-type="float">
            <text:p>13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081</text:p>
          </table:table-cell>
          <table:table-cell office:value-type="float" office:value="1" calcext:value-type="float">
            <text:p>1</text:p>
          </table:table-cell>
          <table:table-cell office:value-type="float" office:value="5572" calcext:value-type="float">
            <text:p>55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1084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638" calcext:value-type="float">
            <text:p>6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1085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3465" calcext:value-type="float">
            <text:p>346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089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907" calcext:value-type="float">
            <text:p>90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093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105" calcext:value-type="float">
            <text:p>110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1094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935" calcext:value-type="float">
            <text:p>193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098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1046" calcext:value-type="float">
            <text:p>10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1137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4250" calcext:value-type="float">
            <text:p>425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1148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223</text:p>
          </table:table-cell>
          <table:table-cell office:value-type="float" office:value="0.321428571428571" calcext:value-type="float">
            <text:p>0.3214285714</text:p>
          </table:table-cell>
          <table:table-cell office:value-type="float" office:value="6201" calcext:value-type="float">
            <text:p>620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224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4032" calcext:value-type="float">
            <text:p>40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226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678" calcext:value-type="float">
            <text:p>6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227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1228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758" calcext:value-type="float">
            <text:p>75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238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1567" calcext:value-type="float">
            <text:p>156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261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3672" calcext:value-type="float">
            <text:p>36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273</text:p>
          </table:table-cell>
          <table:table-cell office:value-type="float" office:value="0.25" calcext:value-type="float">
            <text:p>0.25</text:p>
          </table:table-cell>
          <table:table-cell office:value-type="float" office:value="4923" calcext:value-type="float">
            <text:p>49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284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5410" calcext:value-type="float">
            <text:p>54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7296</text:p>
          </table:table-cell>
          <table:table-cell office:value-type="float" office:value="0.25" calcext:value-type="float">
            <text:p>0.25</text:p>
          </table:table-cell>
          <table:table-cell office:value-type="float" office:value="4443" calcext:value-type="float">
            <text:p>444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298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2076" calcext:value-type="float">
            <text:p>207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300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2454" calcext:value-type="float">
            <text:p>245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7341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468</text:p>
          </table:table-cell>
          <table:table-cell office:value-type="float" office:value="0.25" calcext:value-type="float">
            <text:p>0.25</text:p>
          </table:table-cell>
          <table:table-cell office:value-type="float" office:value="2033" calcext:value-type="float">
            <text:p>20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470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78176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6930" calcext:value-type="float">
            <text:p>693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300553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1476" calcext:value-type="float">
            <text:p>14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30880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6812" calcext:value-type="float">
            <text:p>1681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24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0.229838709677419" calcext:value-type="float">
            <text:p>0.2298387097</text:p>
          </table:table-cell>
          <table:table-cell table:style-name="ce18" office:value-type="float" office:value="3073.56451612903" calcext:value-type="float">
            <text:p>3073.564516129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4.53225806451613" calcext:value-type="float">
            <text:p>4.5322580645</text:p>
          </table:table-cell>
          <table:table-cell table:style-name="ce18" office:value-type="float" office:value="2.82258064516129" calcext:value-type="float">
            <text:p>2.8225806452</text:p>
          </table:table-cell>
          <table:table-cell table:style-name="ce25" office:value-type="float" office:value="2" calcext:value-type="float">
            <text:p>2</text:p>
          </table:table-cell>
        </table:table-row>
      </table:table>
      <table:table table:name="Sheet5" table:style-name="ta1">
        <table:table-column table:style-name="co12" table:default-cell-style-name="ce4"/>
        <table:table-column table:style-name="co13" table:default-cell-style-name="ce10"/>
        <table:table-column table:style-name="co11" table:number-columns-repeated="4" table:default-cell-style-name="ce16"/>
        <table:table-column table:style-name="co11" table:default-cell-style-name="ce22"/>
        <table:table-row table:style-name="ro1">
          <table:table-cell table:style-name="ce2" office:value-type="string" calcext:value-type="string">
            <text:p>url</text:p>
          </table:table-cell>
          <table:table-cell table:style-name="ce8" office:value-type="string" calcext:value-type="string">
            <text:p>Average - occupancy</text:p>
          </table:table-cell>
          <table:table-cell table:style-name="ce14" office:value-type="string" calcext:value-type="string">
            <text:p>Average - totCost</text:p>
          </table:table-cell>
          <table:table-cell table:style-name="ce14" office:value-type="string" calcext:value-type="string">
            <text:p>Average - sleeps</text:p>
          </table:table-cell>
          <table:table-cell table:style-name="ce14" office:value-type="string" calcext:value-type="string">
            <text:p>Average - bedrooms</text:p>
          </table:table-cell>
          <table:table-cell table:style-name="ce14" office:value-type="string" calcext:value-type="string">
            <text:p>Average - bathrooms</text:p>
          </table:table-cell>
          <table:table-cell table:style-name="ce20" office:value-type="string" calcext:value-type="string">
            <text:p>Average - pets</text:p>
          </table:table-cell>
        </table:table-row>
        <table:table-row table:style-name="ro1">
          <table:table-cell office:value-type="string" calcext:value-type="string">
            <text:p>https://www.spring-brook.com/30880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6812" calcext:value-type="float">
            <text:p>1681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24"/>
        </table:table-row>
        <table:table-row table:style-name="ro1">
          <table:table-cell office:value-type="string" calcext:value-type="string">
            <text:p>https://www.spring-brook.com/231081</text:p>
          </table:table-cell>
          <table:table-cell office:value-type="float" office:value="1" calcext:value-type="float">
            <text:p>1</text:p>
          </table:table-cell>
          <table:table-cell office:value-type="float" office:value="5572" calcext:value-type="float">
            <text:p>55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23608</text:p>
          </table:table-cell>
          <table:table-cell office:value-type="float" office:value="0.464285714285714" calcext:value-type="float">
            <text:p>0.4642857143</text:p>
          </table:table-cell>
          <table:table-cell office:value-type="float" office:value="6697" calcext:value-type="float">
            <text:p>669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3687</text:p>
          </table:table-cell>
          <table:table-cell office:value-type="float" office:value="0.392857142857143" calcext:value-type="float">
            <text:p>0.3928571429</text:p>
          </table:table-cell>
          <table:table-cell office:value-type="float" office:value="7479" calcext:value-type="float">
            <text:p>747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21</text:p>
          </table:table-cell>
          <table:table-cell office:value-type="float" office:value="0.392857142857143" calcext:value-type="float">
            <text:p>0.3928571429</text:p>
          </table:table-cell>
          <table:table-cell office:value-type="float" office:value="3099" calcext:value-type="float">
            <text:p>309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09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6930" calcext:value-type="float">
            <text:p>693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78176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6930" calcext:value-type="float">
            <text:p>693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148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284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5410" calcext:value-type="float">
            <text:p>54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1137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4250" calcext:value-type="float">
            <text:p>425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1223</text:p>
          </table:table-cell>
          <table:table-cell office:value-type="float" office:value="0.321428571428571" calcext:value-type="float">
            <text:p>0.3214285714</text:p>
          </table:table-cell>
          <table:table-cell office:value-type="float" office:value="6201" calcext:value-type="float">
            <text:p>620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3683</text:p>
          </table:table-cell>
          <table:table-cell office:value-type="float" office:value="0.321428571428571" calcext:value-type="float">
            <text:p>0.3214285714</text:p>
          </table:table-cell>
          <table:table-cell office:value-type="float" office:value="5181" calcext:value-type="float">
            <text:p>518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06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5272" calcext:value-type="float">
            <text:p>527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3666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4872" calcext:value-type="float">
            <text:p>487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224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4032" calcext:value-type="float">
            <text:p>40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261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3672" calcext:value-type="float">
            <text:p>36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043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2852" calcext:value-type="float">
            <text:p>28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18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1852" calcext:value-type="float">
            <text:p>18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273</text:p>
          </table:table-cell>
          <table:table-cell office:value-type="float" office:value="0.25" calcext:value-type="float">
            <text:p>0.25</text:p>
          </table:table-cell>
          <table:table-cell office:value-type="float" office:value="4923" calcext:value-type="float">
            <text:p>49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6089</text:p>
          </table:table-cell>
          <table:table-cell office:value-type="float" office:value="0.25" calcext:value-type="float">
            <text:p>0.25</text:p>
          </table:table-cell>
          <table:table-cell office:value-type="float" office:value="4743" calcext:value-type="float">
            <text:p>474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296</text:p>
          </table:table-cell>
          <table:table-cell office:value-type="float" office:value="0.25" calcext:value-type="float">
            <text:p>0.25</text:p>
          </table:table-cell>
          <table:table-cell office:value-type="float" office:value="4443" calcext:value-type="float">
            <text:p>444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467</text:p>
          </table:table-cell>
          <table:table-cell office:value-type="float" office:value="0.25" calcext:value-type="float">
            <text:p>0.25</text:p>
          </table:table-cell>
          <table:table-cell office:value-type="float" office:value="3923" calcext:value-type="float">
            <text:p>39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4238</text:p>
          </table:table-cell>
          <table:table-cell office:value-type="float" office:value="0.25" calcext:value-type="float">
            <text:p>0.25</text:p>
          </table:table-cell>
          <table:table-cell office:value-type="float" office:value="3313" calcext:value-type="float">
            <text:p>33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6087</text:p>
          </table:table-cell>
          <table:table-cell office:value-type="float" office:value="0.25" calcext:value-type="float">
            <text:p>0.25</text:p>
          </table:table-cell>
          <table:table-cell office:value-type="float" office:value="2373" calcext:value-type="float">
            <text:p>237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468</text:p>
          </table:table-cell>
          <table:table-cell office:value-type="float" office:value="0.25" calcext:value-type="float">
            <text:p>0.25</text:p>
          </table:table-cell>
          <table:table-cell office:value-type="float" office:value="2033" calcext:value-type="float">
            <text:p>20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4239</text:p>
          </table:table-cell>
          <table:table-cell office:value-type="float" office:value="0.25" calcext:value-type="float">
            <text:p>0.25</text:p>
          </table:table-cell>
          <table:table-cell office:value-type="float" office:value="1813" calcext:value-type="float">
            <text:p>18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6088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02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08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227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0198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3114" calcext:value-type="float">
            <text:p>31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300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2454" calcext:value-type="float">
            <text:p>245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0761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2034" calcext:value-type="float">
            <text:p>20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1085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3465" calcext:value-type="float">
            <text:p>346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046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2655" calcext:value-type="float">
            <text:p>265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094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935" calcext:value-type="float">
            <text:p>193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3686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445" calcext:value-type="float">
            <text:p>144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20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445" calcext:value-type="float">
            <text:p>14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23688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325" calcext:value-type="float">
            <text:p>13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080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325" calcext:value-type="float">
            <text:p>13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093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1105" calcext:value-type="float">
            <text:p>110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0226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2916" calcext:value-type="float">
            <text:p>29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298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2076" calcext:value-type="float">
            <text:p>207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300553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1476" calcext:value-type="float">
            <text:p>14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762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1306" calcext:value-type="float">
            <text:p>13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24235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1146" calcext:value-type="float">
            <text:p>114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098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1046" calcext:value-type="float">
            <text:p>10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https://www.spring-brook.com/222586</text:p>
          </table:table-cell>
          <table:table-cell table:style-name="ce9" office:value-type="float" office:value="0.142857142857143" calcext:value-type="float">
            <text:p>0.1428571429</text:p>
          </table:table-cell>
          <table:table-cell table:style-name="ce15" office:value-type="float" office:value="976" calcext:value-type="float">
            <text:p>97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office:value-type="string" calcext:value-type="string">
            <text:p>https://www.spring-brook.com/237238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1567" calcext:value-type="float">
            <text:p>156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089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907" calcext:value-type="float">
            <text:p>90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217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37470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463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798" calcext:value-type="float">
            <text:p>79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228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758" calcext:value-type="float">
            <text:p>75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226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678" calcext:value-type="float">
            <text:p>6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1084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638" calcext:value-type="float">
            <text:p>6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spring-brook.com/224236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6086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341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24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0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www.spring-brook.com/237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2" table:target-range-address="Sheet5.A1:Sheet5.G63" table:display-filter-buttons="tru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SpringBrookMetaData_1'.A1:'Pivot Table_SpringBrookMetaData_1'.G67" table:buttons="'Pivot Table_SpringBrookMetaData_1'.A1 'Pivot Table_SpringBrookMetaData_1'.A4 'Pivot Table_SpringBrookMetaData_1'.B3" table:show-filter-button="false" table:drill-down-on-double-click="false">
          <table:source-cell-range table:cell-range-address="SpringBrookMetaData.A1:SpringBrookMetaData.L187"/>
          <table:data-pilot-field table:source-field-name="url" table:orientation="row" table:used-hierarchy="0" table:function="auto">
            <table:data-pilot-level table:show-empty="false" calcext:repeat-item-labels="false">
              <table:data-pilot-members>
                <table:data-pilot-member table:name="https://www.spring-brook.com/222586" table:display="true" table:show-details="true"/>
                <table:data-pilot-member table:name="https://www.spring-brook.com/223608" table:display="true" table:show-details="true"/>
                <table:data-pilot-member table:name="https://www.spring-brook.com/223666" table:display="true" table:show-details="true"/>
                <table:data-pilot-member table:name="https://www.spring-brook.com/223683" table:display="true" table:show-details="true"/>
                <table:data-pilot-member table:name="https://www.spring-brook.com/223686" table:display="true" table:show-details="true"/>
                <table:data-pilot-member table:name="https://www.spring-brook.com/223687" table:display="true" table:show-details="true"/>
                <table:data-pilot-member table:name="https://www.spring-brook.com/223688" table:display="true" table:show-details="true"/>
                <table:data-pilot-member table:name="https://www.spring-brook.com/224226" table:display="true" table:show-details="true"/>
                <table:data-pilot-member table:name="https://www.spring-brook.com/224235" table:display="true" table:show-details="true"/>
                <table:data-pilot-member table:name="https://www.spring-brook.com/224236" table:display="true" table:show-details="true"/>
                <table:data-pilot-member table:name="https://www.spring-brook.com/224238" table:display="true" table:show-details="true"/>
                <table:data-pilot-member table:name="https://www.spring-brook.com/224239" table:display="true" table:show-details="true"/>
                <table:data-pilot-member table:name="https://www.spring-brook.com/226086" table:display="true" table:show-details="true"/>
                <table:data-pilot-member table:name="https://www.spring-brook.com/226087" table:display="true" table:show-details="true"/>
                <table:data-pilot-member table:name="https://www.spring-brook.com/226088" table:display="true" table:show-details="true"/>
                <table:data-pilot-member table:name="https://www.spring-brook.com/226089" table:display="true" table:show-details="true"/>
                <table:data-pilot-member table:name="https://www.spring-brook.com/230043" table:display="true" table:show-details="true"/>
                <table:data-pilot-member table:name="https://www.spring-brook.com/230046" table:display="true" table:show-details="true"/>
                <table:data-pilot-member table:name="https://www.spring-brook.com/230198" table:display="true" table:show-details="true"/>
                <table:data-pilot-member table:name="https://www.spring-brook.com/230202" table:display="true" table:show-details="true"/>
                <table:data-pilot-member table:name="https://www.spring-brook.com/230206" table:display="true" table:show-details="true"/>
                <table:data-pilot-member table:name="https://www.spring-brook.com/230208" table:display="true" table:show-details="true"/>
                <table:data-pilot-member table:name="https://www.spring-brook.com/230209" table:display="true" table:show-details="true"/>
                <table:data-pilot-member table:name="https://www.spring-brook.com/230217" table:display="true" table:show-details="true"/>
                <table:data-pilot-member table:name="https://www.spring-brook.com/230218" table:display="true" table:show-details="true"/>
                <table:data-pilot-member table:name="https://www.spring-brook.com/230220" table:display="true" table:show-details="true"/>
                <table:data-pilot-member table:name="https://www.spring-brook.com/230221" table:display="true" table:show-details="true"/>
                <table:data-pilot-member table:name="https://www.spring-brook.com/230226" table:display="true" table:show-details="true"/>
                <table:data-pilot-member table:name="https://www.spring-brook.com/230463" table:display="true" table:show-details="true"/>
                <table:data-pilot-member table:name="https://www.spring-brook.com/230467" table:display="true" table:show-details="true"/>
                <table:data-pilot-member table:name="https://www.spring-brook.com/230471" table:display="true" table:show-details="true"/>
                <table:data-pilot-member table:name="https://www.spring-brook.com/230761" table:display="true" table:show-details="true"/>
                <table:data-pilot-member table:name="https://www.spring-brook.com/230762" table:display="true" table:show-details="true"/>
                <table:data-pilot-member table:name="https://www.spring-brook.com/231080" table:display="true" table:show-details="true"/>
                <table:data-pilot-member table:name="https://www.spring-brook.com/231081" table:display="true" table:show-details="true"/>
                <table:data-pilot-member table:name="https://www.spring-brook.com/231084" table:display="true" table:show-details="true"/>
                <table:data-pilot-member table:name="https://www.spring-brook.com/231085" table:display="true" table:show-details="true"/>
                <table:data-pilot-member table:name="https://www.spring-brook.com/231089" table:display="true" table:show-details="true"/>
                <table:data-pilot-member table:name="https://www.spring-brook.com/231093" table:display="true" table:show-details="true"/>
                <table:data-pilot-member table:name="https://www.spring-brook.com/231094" table:display="true" table:show-details="true"/>
                <table:data-pilot-member table:name="https://www.spring-brook.com/231098" table:display="true" table:show-details="true"/>
                <table:data-pilot-member table:name="https://www.spring-brook.com/231137" table:display="true" table:show-details="true"/>
                <table:data-pilot-member table:name="https://www.spring-brook.com/231148" table:display="true" table:show-details="true"/>
                <table:data-pilot-member table:name="https://www.spring-brook.com/231223" table:display="true" table:show-details="true"/>
                <table:data-pilot-member table:name="https://www.spring-brook.com/231224" table:display="true" table:show-details="true"/>
                <table:data-pilot-member table:name="https://www.spring-brook.com/231226" table:display="true" table:show-details="true"/>
                <table:data-pilot-member table:name="https://www.spring-brook.com/231227" table:display="true" table:show-details="true"/>
                <table:data-pilot-member table:name="https://www.spring-brook.com/231228" table:display="true" table:show-details="true"/>
                <table:data-pilot-member table:name="https://www.spring-brook.com/237238" table:display="true" table:show-details="true"/>
                <table:data-pilot-member table:name="https://www.spring-brook.com/237261" table:display="true" table:show-details="true"/>
                <table:data-pilot-member table:name="https://www.spring-brook.com/237273" table:display="true" table:show-details="true"/>
                <table:data-pilot-member table:name="https://www.spring-brook.com/237284" table:display="true" table:show-details="true"/>
                <table:data-pilot-member table:name="https://www.spring-brook.com/237296" table:display="true" table:show-details="true"/>
                <table:data-pilot-member table:name="https://www.spring-brook.com/237298" table:display="true" table:show-details="true"/>
                <table:data-pilot-member table:name="https://www.spring-brook.com/237300" table:display="true" table:show-details="true"/>
                <table:data-pilot-member table:name="https://www.spring-brook.com/237341" table:display="true" table:show-details="true"/>
                <table:data-pilot-member table:name="https://www.spring-brook.com/237468" table:display="true" table:show-details="true"/>
                <table:data-pilot-member table:name="https://www.spring-brook.com/237470" table:display="true" table:show-details="true"/>
                <table:data-pilot-member table:name="https://www.spring-brook.com/237477" table:display="true" table:show-details="true"/>
                <table:data-pilot-member table:name="https://www.spring-brook.com/278176" table:display="true" table:show-details="true"/>
                <table:data-pilot-member table:name="https://www.spring-brook.com/300553" table:display="true" table:show-details="true"/>
                <table:data-pilot-member table:name="https://www.spring-brook.com/3088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h" table:orientation="page" table:used-hierarchy="0" table:function="auto" loext:ignore-selected-page="true" table:selected-page="February">
            <table:data-pilot-level table:show-empty="false" calcext:repeat-item-labels="false">
              <table:data-pilot-members>
                <table:data-pilot-member table:name="February" table:display="true" table:show-details="true"/>
                <table:data-pilot-member table:name="January" table:display="false" table:show-details="true"/>
                <table:data-pilot-member table:name="March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ccupancy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64516129" table:display="true" table:show-details="true"/>
                <table:data-pilot-member table:name="0.0714285714" table:display="true" table:show-details="true"/>
                <table:data-pilot-member table:name="0.0967741935" table:display="true" table:show-details="true"/>
                <table:data-pilot-member table:name="0.1071428571" table:display="true" table:show-details="true"/>
                <table:data-pilot-member table:name="0.1290322581" table:display="true" table:show-details="true"/>
                <table:data-pilot-member table:name="0.1428571429" table:display="true" table:show-details="true"/>
                <table:data-pilot-member table:name="0.1612903226" table:display="true" table:show-details="true"/>
                <table:data-pilot-member table:name="0.1785714286" table:display="true" table:show-details="true"/>
                <table:data-pilot-member table:name="0.1935483871" table:display="true" table:show-details="true"/>
                <table:data-pilot-member table:name="0.2142857143" table:display="true" table:show-details="true"/>
                <table:data-pilot-member table:name="0.2258064516" table:display="true" table:show-details="true"/>
                <table:data-pilot-member table:name="0.25" table:display="true" table:show-details="true"/>
                <table:data-pilot-member table:name="0.2857142857" table:display="true" table:show-details="true"/>
                <table:data-pilot-member table:name="0.2903225806" table:display="true" table:show-details="true"/>
                <table:data-pilot-member table:name="0.3214285714" table:display="true" table:show-details="true"/>
                <table:data-pilot-member table:name="0.3225806452" table:display="true" table:show-details="true"/>
                <table:data-pilot-member table:name="0.3548387097" table:display="true" table:show-details="true"/>
                <table:data-pilot-member table:name="0.3571428571" table:display="true" table:show-details="true"/>
                <table:data-pilot-member table:name="0.3928571429" table:display="true" table:show-details="true"/>
                <table:data-pilot-member table:name="0.4193548387" table:display="true" table:show-details="true"/>
                <table:data-pilot-member table:name="0.4516129032" table:display="true" table:show-details="true"/>
                <table:data-pilot-member table:name="0.4642857143" table:display="true" table:show-details="true"/>
                <table:data-pilot-member table:name="0.7096774194" table:display="true" table:show-details="true"/>
                <table:data-pilot-member table:name="0.967741935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Cost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488" table:display="true" table:show-details="true"/>
                <table:data-pilot-member table:name="498" table:display="true" table:show-details="true"/>
                <table:data-pilot-member table:name="558" table:display="true" table:show-details="true"/>
                <table:data-pilot-member table:name="568" table:display="true" table:show-details="true"/>
                <table:data-pilot-member table:name="578" table:display="true" table:show-details="true"/>
                <table:data-pilot-member table:name="598" table:display="true" table:show-details="true"/>
                <table:data-pilot-member table:name="618" table:display="true" table:show-details="true"/>
                <table:data-pilot-member table:name="638" table:display="true" table:show-details="true"/>
                <table:data-pilot-member table:name="657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758" table:display="true" table:show-details="true"/>
                <table:data-pilot-member table:name="798" table:display="true" table:show-details="true"/>
                <table:data-pilot-member table:name="818" table:display="true" table:show-details="true"/>
                <table:data-pilot-member table:name="827" table:display="true" table:show-details="true"/>
                <table:data-pilot-member table:name="857" table:display="true" table:show-details="true"/>
                <table:data-pilot-member table:name="907" table:display="true" table:show-details="true"/>
                <table:data-pilot-member table:name="976" table:display="true" table:show-details="true"/>
                <table:data-pilot-member table:name="995" table:display="true" table:show-details="true"/>
                <table:data-pilot-member table:name="997" table:display="true" table:show-details="true"/>
                <table:data-pilot-member table:name="1046" table:display="true" table:show-details="true"/>
                <table:data-pilot-member table:name="1058" table:display="true" table:show-details="true"/>
                <table:data-pilot-member table:name="1077" table:display="true" table:show-details="true"/>
                <table:data-pilot-member table:name="1078" table:display="true" table:show-details="true"/>
                <table:data-pilot-member table:name="1105" table:display="true" table:show-details="true"/>
                <table:data-pilot-member table:name="1138" table:display="true" table:show-details="true"/>
                <table:data-pilot-member table:name="1146" table:display="true" table:show-details="true"/>
                <table:data-pilot-member table:name="1213" table:display="true" table:show-details="true"/>
                <table:data-pilot-member table:name="1218" table:display="true" table:show-details="true"/>
                <table:data-pilot-member table:name="1306" table:display="true" table:show-details="true"/>
                <table:data-pilot-member table:name="1313" table:display="true" table:show-details="true"/>
                <table:data-pilot-member table:name="1314" table:display="true" table:show-details="true"/>
                <table:data-pilot-member table:name="1318" table:display="true" table:show-details="true"/>
                <table:data-pilot-member table:name="1325" table:display="true" table:show-details="true"/>
                <table:data-pilot-member table:name="1347" table:display="true" table:show-details="true"/>
                <table:data-pilot-member table:name="1367" table:display="true" table:show-details="true"/>
                <table:data-pilot-member table:name="1427" table:display="true" table:show-details="true"/>
                <table:data-pilot-member table:name="1445" table:display="true" table:show-details="true"/>
                <table:data-pilot-member table:name="1458" table:display="true" table:show-details="true"/>
                <table:data-pilot-member table:name="1476" table:display="true" table:show-details="true"/>
                <table:data-pilot-member table:name="1513" table:display="true" table:show-details="true"/>
                <table:data-pilot-member table:name="1556" table:display="true" table:show-details="true"/>
                <table:data-pilot-member table:name="1567" table:display="true" table:show-details="true"/>
                <table:data-pilot-member table:name="1607" table:display="true" table:show-details="true"/>
                <table:data-pilot-member table:name="1616" table:display="true" table:show-details="true"/>
                <table:data-pilot-member table:name="1647" table:display="true" table:show-details="true"/>
                <table:data-pilot-member table:name="1790" table:display="true" table:show-details="true"/>
                <table:data-pilot-member table:name="1796" table:display="true" table:show-details="true"/>
                <table:data-pilot-member table:name="1813" table:display="true" table:show-details="true"/>
                <table:data-pilot-member table:name="1852" table:display="true" table:show-details="true"/>
                <table:data-pilot-member table:name="1873" table:display="true" table:show-details="true"/>
                <table:data-pilot-member table:name="1935" table:display="true" table:show-details="true"/>
                <table:data-pilot-member table:name="1996" table:display="true" table:show-details="true"/>
                <table:data-pilot-member table:name="2007" table:display="true" table:show-details="true"/>
                <table:data-pilot-member table:name="2033" table:display="true" table:show-details="true"/>
                <table:data-pilot-member table:name="2034" table:display="true" table:show-details="true"/>
                <table:data-pilot-member table:name="2070" table:display="true" table:show-details="true"/>
                <table:data-pilot-member table:name="2076" table:display="true" table:show-details="true"/>
                <table:data-pilot-member table:name="2135" table:display="true" table:show-details="true"/>
                <table:data-pilot-member table:name="2325" table:display="true" table:show-details="true"/>
                <table:data-pilot-member table:name="2373" table:display="true" table:show-details="true"/>
                <table:data-pilot-member table:name="2375" table:display="true" table:show-details="true"/>
                <table:data-pilot-member table:name="2454" table:display="true" table:show-details="true"/>
                <table:data-pilot-member table:name="2465" table:display="true" table:show-details="true"/>
                <table:data-pilot-member table:name="2595" table:display="true" table:show-details="true"/>
                <table:data-pilot-member table:name="2650" table:display="true" table:show-details="true"/>
                <table:data-pilot-member table:name="2655" table:display="true" table:show-details="true"/>
                <table:data-pilot-member table:name="2705" table:display="true" table:show-details="true"/>
                <table:data-pilot-member table:name="2734" table:display="true" table:show-details="true"/>
                <table:data-pilot-member table:name="2803" table:display="true" table:show-details="true"/>
                <table:data-pilot-member table:name="2833" table:display="true" table:show-details="true"/>
                <table:data-pilot-member table:name="2852" table:display="true" table:show-details="true"/>
                <table:data-pilot-member table:name="2916" table:display="true" table:show-details="true"/>
                <table:data-pilot-member table:name="3033" table:display="true" table:show-details="true"/>
                <table:data-pilot-member table:name="3099" table:display="true" table:show-details="true"/>
                <table:data-pilot-member table:name="3114" table:display="true" table:show-details="true"/>
                <table:data-pilot-member table:name="3163" table:display="true" table:show-details="true"/>
                <table:data-pilot-member table:name="3294" table:display="true" table:show-details="true"/>
                <table:data-pilot-member table:name="3313" table:display="true" table:show-details="true"/>
                <table:data-pilot-member table:name="3363" table:display="true" table:show-details="true"/>
                <table:data-pilot-member table:name="3465" table:display="true" table:show-details="true"/>
                <table:data-pilot-member table:name="3672" table:display="true" table:show-details="true"/>
                <table:data-pilot-member table:name="3923" table:display="true" table:show-details="true"/>
                <table:data-pilot-member table:name="4032" table:display="true" table:show-details="true"/>
                <table:data-pilot-member table:name="4043" table:display="true" table:show-details="true"/>
                <table:data-pilot-member table:name="4250" table:display="true" table:show-details="true"/>
                <table:data-pilot-member table:name="4374" table:display="true" table:show-details="true"/>
                <table:data-pilot-member table:name="4443" table:display="true" table:show-details="true"/>
                <table:data-pilot-member table:name="4743" table:display="true" table:show-details="true"/>
                <table:data-pilot-member table:name="4872" table:display="true" table:show-details="true"/>
                <table:data-pilot-member table:name="4923" table:display="true" table:show-details="true"/>
                <table:data-pilot-member table:name="5181" table:display="true" table:show-details="true"/>
                <table:data-pilot-member table:name="5241" table:display="true" table:show-details="true"/>
                <table:data-pilot-member table:name="5272" table:display="true" table:show-details="true"/>
                <table:data-pilot-member table:name="5410" table:display="true" table:show-details="true"/>
                <table:data-pilot-member table:name="5429" table:display="true" table:show-details="true"/>
                <table:data-pilot-member table:name="5540" table:display="true" table:show-details="true"/>
                <table:data-pilot-member table:name="5572" table:display="true" table:show-details="true"/>
                <table:data-pilot-member table:name="5690" table:display="true" table:show-details="true"/>
                <table:data-pilot-member table:name="5839" table:display="true" table:show-details="true"/>
                <table:data-pilot-member table:name="5930" table:display="true" table:show-details="true"/>
                <table:data-pilot-member table:name="6139" table:display="true" table:show-details="true"/>
                <table:data-pilot-member table:name="6201" table:display="true" table:show-details="true"/>
                <table:data-pilot-member table:name="6697" table:display="true" table:show-details="true"/>
                <table:data-pilot-member table:name="6750" table:display="true" table:show-details="true"/>
                <table:data-pilot-member table:name="6930" table:display="true" table:show-details="true"/>
                <table:data-pilot-member table:name="7337" table:display="true" table:show-details="true"/>
                <table:data-pilot-member table:name="7479" table:display="true" table:show-details="true"/>
                <table:data-pilot-member table:name="7786" table:display="true" table:show-details="true"/>
                <table:data-pilot-member table:name="13158" table:display="true" table:show-details="true"/>
                <table:data-pilot-member table:name="15419" table:display="true" table:show-details="true"/>
                <table:data-pilot-member table:name="168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leeps" table:orientation="data" table:used-hierarchy="0" table:function="average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edrooms" table:orientation="data" table:used-hierarchy="0" table:function="average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throoms" table:orientation="data" table:used-hierarchy="0" table:function="average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ts" table:orientation="data" table:used-hierarchy="0" table:function="average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No P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2T20:11:42.200449756</dc:date>
    <meta:editing-duration>PT4M10S</meta:editing-duration>
    <meta:editing-cycles>1</meta:editing-cycles>
    <meta:document-statistic meta:table-count="3" meta:cell-count="3036" meta:object-count="0"/>
    <meta:generator>LibreOffice/5.1.6.2$Linux_X86_64 LibreOffice_project/10m0$Build-2</meta:generator>
  </office:meta>
</office:document-meta>
</file>